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Maandag<text:s/></text:p>
      <text:p text:style-name="Normal">Rody git resp en betanden structuur 1 uur<text:s/></text:p>
      <text:p text:style-name="Normal">Rody voorbereiding gedaan en de plan van aanpak en debriefing gemaakt 3 uur<text:s/></text:p>
      <text:p text:style-name="Normal">Rody Technische ontwerp gemaakt en gecontroleerd 2 uur<text:s/></text:p>
      <text:p text:style-name="Normal">Levi <text:s/>geholpen met debriefing en plan van aanpak 2 uur<text:s/></text:p>
      <text:p text:style-name="Normal">Bas eergister denk helpe nmet taken verdeling 1 uur<text:s/></text:p>
      <text:p text:style-name="Normal">aanpak 2 uur<text:s/></text:p>
      <text:p text:style-name="Normal">Jasper: heb rody geholpen om mee te denken voor het plan van aanpak 2 uur<text:s/></text:p>
      <text:p text:style-name="Normal"/>
      <text:p text:style-name="Normal"/>
      <text:p text:style-name="Normal">Dinsdag<text:s/></text:p>
      <text:p text:style-name="Normal">Rody bezig met de database schema 2 uur en het scrum bord <text:s/></text:p>
      <text:p text:style-name="Normal">Levi geholpen met product backlog en scrum opzet en een uur besteed  aan  ticketsysteem kijken hoe en wat 1 uur<text:s/></text:p>
      <text:p text:style-name="Normal">Jasper gebrainstormd met rody wat we moesten doen en op onze te doe list te zetten en daarna Bas geholpen om de header in html te maken 1uur en 45 min gewerkt en 15 min pauze</text:p>
      <text:p text:style-name="Normal">Bas gister html en php header en footer maken 2 uur<text:s/></text:p>
      <text:p text:style-name="Normal"/>
      <text:p text:style-name="Normal">Woensdag<text:s/></text:p>
      <text:p text:style-name="Normal">Rody database schema afmaken op papier 2 uur<text:s/></text:p>
      <text:p text:style-name="Normal">Rody Trello bord 4 uur</text:p>
      <text:p text:style-name="Normal">Levi : ben bezig geweest met verder onderzoek naar hoe de ticketsysteem in elkaar zit en wat we nodig hebben duur: <text:s/>2 uur<text:s/></text:p>
      <text:p text:style-name="Normal">bas: De html en php van de header en footer afgerond, momenteel ben ik begonnen met de html en php van de home pagina gedurende: 5 uur</text:p>
      <text:p text:style-name="Normal">Jasper gewerkt aan de header in Css en html bijgewerkt en zo goed als af uren duur : 5 uur</text:p>
      <text:p text:style-name="Normal"/>
      <text:p text:style-name="Normal"> </text:p>
      <text:soft-page-break/>
      <text:p text:style-name="Normal"><text:s/></text:p>
      <text:p text:style-name="Normal"/>
      <text:p text:style-name="Normal"/>
      <text:p text:style-name="Normal"/>
      <text:p text:style-name="Normal">Nieuwe format, eerst je naam en dan wat je hebt gedaan en hoeveel uur<text:s/></text:p>
      <text:p text:style-name="Normal">Voorbeeld: Rody: heb bezig gehouden met het noteren van de uren duur: 4 uur 10-0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dy Stockschen</meta:initial-creator>
    <dc:creator>Rody Stockschen</dc:creator>
    <meta:creation-date>2025-09-10T08:47:00Z</meta:creation-date>
    <dc:date>2025-09-10T13:47:00Z</dc:date>
    <meta:template xlink:href="Normal.dotm" xlink:type="simple"/>
    <meta:editing-cycles>5</meta:editing-cycles>
    <meta:editing-duration>PT7320S</meta:editing-duration>
    <meta:document-statistic meta:page-count="2" meta:paragraph-count="2" meta:word-count="213" meta:character-count="1384" meta:row-count="9" meta:non-whitespace-character-count="1173"/>
  </office:meta>
</office:document-meta>
</file>